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working Lab</text:p>
      <text:p text:style-name="P2">Cyclesheet I</text:p>
      <text:p text:style-name="P2">Reg No:13BIT0058</text:p>
      <text:p text:style-name="P2">Name:Rishab Mittal</text:p>
      <text:p text:style-name="P2"/>
      <text:p text:style-name="P2"/>
      <text:p text:style-name="Standard"/>
      <text:p text:style-name="P1">Program 7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7</text:p>
      <text:p text:style-name="P3">{</text:p>
      <text:p text:style-name="P3">public static void main(String args[])</text:p>
      <text:p text:style-name="P3">{</text:p>
      <text:p text:style-name="P3">System.out.println("enter valid ipv4 or ipv6 address");</text:p>
      <text:p text:style-name="P3">Scanner sc=new Scanner(System.in);</text:p>
      <text:p text:style-name="P3">String add=sc.nextLine();</text:p>
      <text:p text:style-name="P3">String[] arr=add.split(":");</text:p>
      <text:p text:style-name="P3">if(arr.length == 4)</text:p>
      <text:p text:style-name="P3">System.out.println("ipv4 address");</text:p>
      <text:p text:style-name="P3">else</text:p>
      <text:p text:style-name="P3">System.out.println("ipv6 address");</text:p>
      <text:p text:style-name="P3">}</text:p>
      <text:p text:style-name="P3">}</text:p>
      <text:p text:style-name="P1">OUTPUT:</text:p>
      <text:p text:style-name="P3">mock1@sjtg20site43:~$ java sample7 </text:p>
      <text:p text:style-name="P3">enter valid ipv4 or ipv6 address </text:p>
      <text:p text:style-name="P3">FEDC:BA98:7654:3210:FEDC:BA98:7654:3210 </text:p>
      <text:p text:style-name="P3">ipv6 address </text:p>
      <text:p text:style-name="P3"/>
      <text:p text:style-name="P1">Program 8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8</text:p>
      <text:p text:style-name="P3">{</text:p>
      <text:p text:style-name="P3">public static void main(String args[])throws IOException</text:p>
      <text:p text:style-name="P3">{</text:p>
      <text:p text:style-name="P3"><text:tab/>Enumeration obj = NetworkInterface.getNetworkInterfaces();</text:p>
      <text:p text:style-name="P3"><text:tab/>while(obj.hasMoreElements())</text:p>
      <text:p text:style-name="P3"><text:tab/>{</text:p>
      <text:p text:style-name="P3"><text:tab/><text:tab/>System.out.println(obj.nextElement());</text:p>
      <text:p text:style-name="P3"><text:tab/><text:tab/>} </text:p>
      <text:p text:style-name="P3">}</text:p>
      <text:p text:style-name="P3">}</text:p>
      <text:p text:style-name="P1">output:</text:p>
      <text:p text:style-name="P1"/>
      <text:p text:style-name="P3">mock1@sjtg20site43:~$ java sample8 </text:p>
      <text:p text:style-name="P3">name:eth0 (eth0) </text:p>
      <text:p text:style-name="P3"><text:soft-page-break/>name:lo (lo) </text:p>
      <text:p text:style-name="P3"/>
      <text:p text:style-name="P3"/>
      <text:p text:style-name="P1">Program 9:</text:p>
      <text:p text:style-name="P1"/>
      <text:p text:style-name="P3">import java.net.*;</text:p>
      <text:p text:style-name="P3">import java.io.*;</text:p>
      <text:p text:style-name="P3">public class sample9 {</text:p>
      <text:p text:style-name="P3"><text:s text:c="2"/>public static void main (String args[]) </text:p>
      <text:p text:style-name="P3"><text:s text:c="2"/>{ <text:s text:c="4"/></text:p>
      <text:p text:style-name="P3"><text:s text:c="6"/>try {</text:p>
      <text:p text:style-name="P3"><text:tab/><text:tab/>URL u = new URL("https://academics.vit.ac.in/student/stud_login.asp");</text:p>
      <text:p text:style-name="P3"><text:s text:c="8"/>InputStream in = u.openStream();</text:p>
      <text:p text:style-name="P3"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 <text:s text:c="6"/></text:p>
      <text:p text:style-name="P3"><text:s text:c="3"/>System.exit(0);</text:p>
      <text:p text:style-name="P3"><text:s text:c="2"/>} </text:p>
      <text:p text:style-name="P3"><text:s text:c="2"/>}</text:p>
      <text:p text:style-name="P3"/>
      <text:p text:style-name="P1">output:</text:p>
      <text:p text:style-name="P3">............................................................</text:p>
      <text:p text:style-name="P3"/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soft-page-break/><text:tab/><text:tab/>&lt;/form&gt; </text:p>
      <text:p text:style-name="P3"><text:tab/><text:tab/> </text:p>
      <text:p text:style-name="P3"><text:tab/><text:tab/>&lt;br&gt; </text:p>
      <text:p text:style-name="P3"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3"/>
      <text:p text:style-name="P3"/>
      <text:p text:style-name="P3"/>
      <text:p text:style-name="P3"/>
      <text:p text:style-name="P3"/>
      <text:p text:style-name="P1">Program 10:</text:p>
      <text:p text:style-name="P3">import java.net.*;</text:p>
      <text:p text:style-name="P3">import java.io.*;</text:p>
      <text:p text:style-name="P3">public class sample10 {</text:p>
      <text:p text:style-name="P3"><text:s text:c="2"/>public static void main (String args[]) {</text:p>
      <text:p text:style-name="P3"><text:s text:c="4"/>for (int i = 0; i &lt; args.length; i++) { <text:s text:c="5"/></text:p>
      <text:p text:style-name="P3"><text:s text:c="6"/>try {</text:p>
      <text:p text:style-name="P3"><text:tab/><text:tab/>URL u = new URL(args[i]);</text:p>
      <text:p text:style-name="P3"><text:s text:c="8"/>InputStream in = u.openStream();</text:p>
      <text:p text:style-name="P3"><text:soft-page-break/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</text:p>
      <text:p text:style-name="P3"><text:s text:c="3"/>} <text:s text:c="7"/></text:p>
      <text:p text:style-name="P3"><text:s text:c="3"/>System.exit(0);</text:p>
      <text:p text:style-name="P3"><text:s text:c="2"/>}</text:p>
      <text:p text:style-name="P3"><text:s text:c="2"/>}</text:p>
      <text:p text:style-name="P1"/>
      <text:p text:style-name="P1"/>
      <text:p text:style-name="P1">OUTPUT:</text:p>
      <text:p text:style-name="P3">......................................................</text:p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tab/><text:tab/>&lt;/form&gt; </text:p>
      <text:p text:style-name="P3"><text:tab/><text:tab/> </text:p>
      <text:p text:style-name="P3"><text:tab/><text:tab/>&lt;br&gt; </text:p>
      <text:p text:style-name="P3"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soft-page-break/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1">Program 11:</text:p>
      <text:p text:style-name="P3">import java.io.*;</text:p>
      <text:p text:style-name="P3">import java.util.*;</text:p>
      <text:p text:style-name="P3">import java.net.*;</text:p>
      <text:p text:style-name="P3">class sample11</text:p>
      <text:p text:style-name="P3">{</text:p>
      <text:p text:style-name="P3">public static void main(String args[])throws Exception</text:p>
      <text:p text:style-name="P3">{</text:p>
      <text:p text:style-name="P3"><text:tab/>System.out.println("enter url!");</text:p>
      <text:p text:style-name="P3"><text:tab/>Scanner sc = new Scanner(System.in);</text:p>
      <text:p text:style-name="P3"><text:tab/>String s = sc.next();</text:p>
      <text:p text:style-name="P3"><text:tab/>String en = URLEncoder.encode(s , "UTF-8");</text:p>
      <text:p text:style-name="P3">//public static String encode(s);</text:p>
      <text:p text:style-name="P3">//public static String encode(String s, String encoding) throws UnsupportedEncodingException</text:p>
      <text:p text:style-name="P3"><text:tab/>System.out.println("encoded url : " + en);</text:p>
      <text:p text:style-name="P3"><text:tab/></text:p>
      <text:p text:style-name="P3"><text:tab/>String de = URLDecoder.decode(en , "UTF-8");</text:p>
      <text:p text:style-name="P3"><text:tab/>System.out.println("decoded url : " + de);</text:p>
      <text:p text:style-name="P3">}</text:p>
      <text:p text:style-name="P3">}</text:p>
      <text:p text:style-name="P3"/>
      <text:p text:style-name="P1">OUTPUT:</text:p>
      <text:p text:style-name="P3">mock1@sjtg20site43:~$ java sample11 </text:p>
      <text:p text:style-name="P3">enter url! </text:p>
      <text:p text:style-name="P3">www.vit.ac.in/hello/world </text:p>
      <text:p text:style-name="P3">encoded url : www.vit.ac.in%2Fhello%2Fworld </text:p>
      <text:p text:style-name="P3"><text:soft-page-break/>decoded url : www.vit.ac.in/hello/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08:20</meta:creation-date>
    <dc:date>2016-02-11T18:06:15</dc:date>
    <meta:editing-duration>PT1M33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6" meta:paragraph-count="225" meta:word-count="531" meta:character-count="5497" meta:non-whitespace-character-count="4487"/>
  </office:meta>
</office:document-meta>
</file>